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paragraph-rsid="000d14e5"/>
    </style:style>
    <style:style style:name="P2" style:family="paragraph" style:parent-style-name="Standard">
      <style:text-properties officeooo:rsid="000d14e5" officeooo:paragraph-rsid="000d14e5"/>
    </style:style>
    <style:style style:name="P3" style:family="paragraph" style:parent-style-name="Standard">
      <style:text-properties officeooo:rsid="000fa632" officeooo:paragraph-rsid="000fa632"/>
    </style:style>
    <style:style style:name="P4" style:family="paragraph" style:parent-style-name="Standard">
      <style:text-properties officeooo:rsid="00115401" officeooo:paragraph-rsid="00115401"/>
    </style:style>
    <style:style style:name="P5" style:family="paragraph" style:parent-style-name="Standard">
      <style:text-properties officeooo:rsid="00115401" officeooo:paragraph-rsid="0032727a"/>
    </style:style>
    <style:style style:name="P6" style:family="paragraph" style:parent-style-name="Standard">
      <style:text-properties officeooo:rsid="00167f34" officeooo:paragraph-rsid="00167f34"/>
    </style:style>
    <style:style style:name="P7" style:family="paragraph" style:parent-style-name="Standard">
      <style:text-properties officeooo:rsid="001a38b7" officeooo:paragraph-rsid="001a38b7"/>
    </style:style>
    <style:style style:name="P8" style:family="paragraph" style:parent-style-name="Standard">
      <style:text-properties officeooo:rsid="00275737" officeooo:paragraph-rsid="00275737"/>
    </style:style>
    <style:style style:name="P9" style:family="paragraph" style:parent-style-name="Standard">
      <style:text-properties officeooo:rsid="000fa632" officeooo:paragraph-rsid="000fa632"/>
    </style:style>
    <style:style style:name="P10" style:family="paragraph" style:parent-style-name="Standard">
      <style:text-properties officeooo:rsid="000fa632" officeooo:paragraph-rsid="004263bc"/>
    </style:style>
    <style:style style:name="P11" style:family="paragraph" style:parent-style-name="Standard">
      <style:text-properties officeooo:rsid="0033c5d6" officeooo:paragraph-rsid="0033c5d6"/>
    </style:style>
    <style:style style:name="P12" style:family="paragraph" style:parent-style-name="Standard">
      <style:text-properties officeooo:rsid="001a38b7" officeooo:paragraph-rsid="001a38b7"/>
    </style:style>
    <style:style style:name="P13" style:family="paragraph" style:parent-style-name="Standard">
      <style:text-properties officeooo:rsid="001a38b7" officeooo:paragraph-rsid="004263bc"/>
    </style:style>
    <style:style style:name="P14" style:family="paragraph" style:parent-style-name="Standard">
      <style:text-properties officeooo:rsid="00115401" officeooo:paragraph-rsid="002f6c20"/>
    </style:style>
    <style:style style:name="P15" style:family="paragraph" style:parent-style-name="Standard">
      <style:text-properties officeooo:rsid="00115401" officeooo:paragraph-rsid="003df40b"/>
    </style:style>
    <style:style style:name="P16" style:family="paragraph" style:parent-style-name="Standard">
      <style:text-properties officeooo:rsid="00115401" officeooo:paragraph-rsid="00115401"/>
    </style:style>
    <style:style style:name="P17" style:family="paragraph" style:parent-style-name="Standard">
      <style:text-properties officeooo:rsid="00115401" officeooo:paragraph-rsid="004263bc"/>
    </style:style>
    <style:style style:name="P18" style:family="paragraph" style:parent-style-name="Standard">
      <style:text-properties officeooo:rsid="00395026" officeooo:paragraph-rsid="00395026"/>
    </style:style>
    <style:style style:name="P19" style:family="paragraph" style:parent-style-name="Standard">
      <style:text-properties officeooo:rsid="00395026" officeooo:paragraph-rsid="004263bc"/>
    </style:style>
    <style:style style:name="P20" style:family="paragraph" style:parent-style-name="Standard">
      <style:text-properties officeooo:rsid="003a7cad" officeooo:paragraph-rsid="003a7cad"/>
    </style:style>
    <style:style style:name="P21" style:family="paragraph" style:parent-style-name="Standard">
      <style:text-properties officeooo:rsid="003a7cad" officeooo:paragraph-rsid="004263bc"/>
    </style:style>
    <style:style style:name="P22" style:family="paragraph" style:parent-style-name="Standard">
      <style:text-properties officeooo:rsid="004263bc" officeooo:paragraph-rsid="004263bc"/>
    </style:style>
    <style:style style:name="T1" style:family="text">
      <style:text-properties officeooo:rsid="000d14e5"/>
    </style:style>
    <style:style style:name="T2" style:family="text">
      <style:text-properties officeooo:rsid="0011fa83"/>
    </style:style>
    <style:style style:name="T3" style:family="text">
      <style:text-properties officeooo:rsid="001276bd"/>
    </style:style>
    <style:style style:name="T4" style:family="text">
      <style:text-properties officeooo:rsid="001bf94e"/>
    </style:style>
    <style:style style:name="T5" style:family="text">
      <style:text-properties officeooo:rsid="001ce246"/>
    </style:style>
    <style:style style:name="T6" style:family="text">
      <style:text-properties officeooo:rsid="001e0658"/>
    </style:style>
    <style:style style:name="T7" style:family="text">
      <style:text-properties officeooo:rsid="001feeb0"/>
    </style:style>
    <style:style style:name="T8" style:family="text">
      <style:text-properties officeooo:rsid="0023ad07"/>
    </style:style>
    <style:style style:name="T9" style:family="text">
      <style:text-properties officeooo:rsid="0025678c"/>
    </style:style>
    <style:style style:name="T10" style:family="text">
      <style:text-properties officeooo:rsid="00275737"/>
    </style:style>
    <style:style style:name="T11" style:family="text">
      <style:text-properties officeooo:rsid="0029a062"/>
    </style:style>
    <style:style style:name="T12" style:family="text">
      <style:text-properties officeooo:rsid="002a82a7"/>
    </style:style>
    <style:style style:name="T13" style:family="text">
      <style:text-properties officeooo:rsid="002f6c20"/>
    </style:style>
    <style:style style:name="T14" style:family="text">
      <style:text-properties officeooo:rsid="00315560"/>
    </style:style>
    <style:style style:name="T15" style:family="text">
      <style:text-properties officeooo:rsid="0032727a"/>
    </style:style>
    <style:style style:name="T16" style:family="text">
      <style:text-properties officeooo:rsid="00334438"/>
    </style:style>
    <style:style style:name="T17" style:family="text">
      <style:text-properties officeooo:rsid="0033c5d6"/>
    </style:style>
    <style:style style:name="T18" style:family="text">
      <style:text-properties officeooo:rsid="00355693"/>
    </style:style>
    <style:style style:name="T19" style:family="text">
      <style:text-properties officeooo:rsid="0036c077"/>
    </style:style>
    <style:style style:name="T20" style:family="text">
      <style:text-properties officeooo:rsid="0036e07a"/>
    </style:style>
    <style:style style:name="T21" style:family="text">
      <style:text-properties officeooo:rsid="00387f75"/>
    </style:style>
    <style:style style:name="T22" style:family="text">
      <style:text-properties officeooo:rsid="003bed3a"/>
    </style:style>
    <style:style style:name="T23" style:family="text">
      <style:text-properties officeooo:rsid="003df40b"/>
    </style:style>
    <style:style style:name="T24" style:family="text">
      <style:text-properties officeooo:rsid="003f6631"/>
    </style:style>
    <style:style style:name="T25" style:family="text">
      <style:text-properties officeooo:rsid="00439bba"/>
    </style:style>
    <style:style style:name="T26" style:family="text">
      <style:text-properties officeooo:rsid="0044b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Programa feito pelo programador Cesar Augusto Rodrigues de Oliveira</text:p>
      <text:p text:style-name="P1">// <text:span text:style-name="T16">10</text:span>-<text:span text:style-name="T1">10</text:span>-20<text:span text:style-name="T1">23</text:span></text:p>
      <text:p text:style-name="P2">// http://cesaraugustorodriguesdeoliveira.wordpress.com/ </text:p>
      <text:p text:style-name="P2"/>
      <text:p text:style-name="P2"/>
      <text:p text:style-name="P3">Problema:</text:p>
      <text:p text:style-name="P11">Tipos de dados V1</text:p>
      <text:p text:style-name="P3"><text:span text:style-name="T12">Ler </text:span><text:span text:style-name="T17">o nome de uma pessoa, a sua idade e o seu salário e mostrar essas informações</text:span></text:p>
      <text:p text:style-name="P3"/>
      <text:p text:style-name="P3">Algoritmo <text:span text:style-name="T18">tipos_dados_v1</text:span>;</text:p>
      <text:p text:style-name="P7"/>
      <text:p text:style-name="P7">var <text:span text:style-name="T19">idade de inteiro;</text:span></text:p>
      <text:p text:style-name="P7"><text:s text:c="6"/><text:span text:style-name="T19">salario de real;</text:span></text:p>
      <text:p text:style-name="P7"><text:s text:c="6"/><text:span text:style-name="T20">nome de caracter;</text:span></text:p>
      <text:p text:style-name="P4"/>
      <text:p text:style-name="P4"><text:span text:style-name="T3">I</text:span>nicio</text:p>
      <text:p text:style-name="P14"><text:s text:c="9"/><text:span text:style-name="T21">nome ← “Cesar”;</text:span></text:p>
      <text:p text:style-name="P18"><text:s text:c="9"/>idade <text:s/>← 41;</text:p>
      <text:p text:style-name="P20"><text:s text:c="9"/>salario ← 2000;</text:p>
      <text:p text:style-name="P15"><text:s text:c="9"/><text:span text:style-name="T13">mostrar ”</text:span><text:span text:style-name="T22">O nome é </text:span><text:span text:style-name="T13">”</text:span><text:span text:style-name="T22">+nome</text:span><text:span text:style-name="T13">;<text:line-break/> <text:s text:c="8"/>mostrar ”</text:span><text:span text:style-name="T23">A idade é </text:span><text:span text:style-name="T22"><text:s/></text:span><text:span text:style-name="T13">”</text:span><text:span text:style-name="T22">+</text:span><text:span text:style-name="T23">idade</text:span><text:span text:style-name="T13">;<text:line-break/> <text:s text:c="8"/></text:span><text:span text:style-name="T24">mostrar “ O salario é <text:s/>”+salario;</text:span></text:p>
      <text:p text:style-name="P5"><text:span text:style-name="T11"><text:s text:c="9"/></text:span></text:p>
      <text:p text:style-name="P4"><text:span text:style-name="T3">F</text:span>im.</text:p>
      <text:p text:style-name="P4"/>
      <text:p text:style-name="P4"/>
      <text:p text:style-name="P22">================================================</text:p>
      <text:p text:style-name="P22"/>
      <text:p text:style-name="P10">Algoritmo <text:span text:style-name="T18">tipos_dados_v</text:span><text:span text:style-name="T25">2</text:span></text:p>
      <text:p text:style-name="P13"/>
      <text:p text:style-name="P13">var <text:span text:style-name="T19">idade de inteiro;</text:span></text:p>
      <text:p text:style-name="P13"><text:s text:c="6"/><text:span text:style-name="T19">salario de real;</text:span></text:p>
      <text:p text:style-name="P13"><text:s text:c="6"/><text:span text:style-name="T20">nome de caracter;</text:span></text:p>
      <text:p text:style-name="P17"/>
      <text:p text:style-name="P17"><text:span text:style-name="T3">I</text:span>nicio</text:p>
      <text:p text:style-name="P17"><text:s text:c="9"/><text:span text:style-name="T25">ler (</text:span><text:span text:style-name="T21">nome</text:span><text:span text:style-name="T25">)</text:span><text:span text:style-name="T21">;</text:span></text:p>
      <text:p text:style-name="P19"><text:s text:c="9"/><text:span text:style-name="T25">ler (</text:span>idade<text:span text:style-name="T25">)</text:span>;</text:p>
      <text:p text:style-name="P21"><text:s text:c="9"/><text:span text:style-name="T26">ler (</text:span>salario<text:span text:style-name="T26">)</text:span>;</text:p>
      <text:p text:style-name="P17"><text:s text:c="9"/><text:span text:style-name="T13">mostrar ”</text:span><text:span text:style-name="T22">O nome é </text:span><text:span text:style-name="T13">”</text:span><text:span text:style-name="T22">+nome</text:span><text:span text:style-name="T13">;<text:line-break/> <text:s text:c="8"/>mostrar ”</text:span><text:span text:style-name="T23">A idade é </text:span><text:span text:style-name="T22"><text:s/></text:span><text:span text:style-name="T13">”</text:span><text:span text:style-name="T22">+</text:span><text:span text:style-name="T23">idade</text:span><text:span text:style-name="T13">;<text:line-break/> <text:s text:c="8"/></text:span><text:span text:style-name="T24">mostrar “ O salario é <text:s/>”+salario;</text:span></text:p>
      <text:p text:style-name="P17"><text:span text:style-name="T11"><text:s text:c="9"/></text:span></text:p>
      <text:p text:style-name="P17"><text:span text:style-name="T3">F</text:span>im.</text:p>
      <text:p text:style-name="P4"/>
      <text:p text:style-name="P4"/>
      <text:p text:style-name="P4"/>
      <text:p text:style-name="P6">Teste de Mesa</text:p>
      <text:p text:style-name="P6"><text:span text:style-name="T9">nota1 = </text:span>5</text:p>
      <text:p text:style-name="P6"><text:span text:style-name="T9">nota2 = </text:span>7</text:p>
      <text:p text:style-name="P8">media = (5+7)/2 = 6</text:p>
      <text:p text:style-name="P6"><text:span text:style-name="T10">A media é </text:span>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0T01:24:35.901380442</dc:date>
    <meta:editing-duration>PT15H53M7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130" meta:character-count="938" meta:non-whitespace-character-count="684"/>
  </office:meta>
</office:document-meta>
</file>